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end" style:justify-single-word="false"/>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mm" fo:margin-right="0mm" fo:text-indent="0mm" style:auto-text-indent="false"/>
    </style:style>
    <style:style style:name="P27"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8" style:family="paragraph" style:parent-style-name="Standard">
      <style:paragraph-properties fo:margin-left="12.51mm" fo:margin-right="0mm" fo:text-indent="0mm" style:auto-text-indent="false"/>
    </style:style>
    <style:style style:name="P29" style:family="paragraph" style:parent-style-name="Contents_20_1">
      <style:paragraph-properties>
        <style:tab-stops>
          <style:tab-stop style:position="170mm" style:type="right" style:leader-style="dotted" style:leader-text="."/>
        </style:tab-stops>
      </style:paragraph-properties>
    </style:style>
    <style:style style:name="P30" style:family="paragraph" style:parent-style-name="Contents_20_2">
      <style:paragraph-properties>
        <style:tab-stops>
          <style:tab-stop style:position="165.01mm" style:type="right" style:leader-style="dotted" style:leader-text="."/>
        </style:tab-stops>
      </style:paragraph-properties>
    </style:style>
    <style:style style:name="P31" style:family="paragraph" style:parent-style-name="Standard" style:list-style-name="L2"/>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9"/>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30"/>
    <style:style style:name="P44" style:family="paragraph" style:parent-style-name="Standard" style:list-style-name="L35"/>
    <style:style style:name="P45" style:family="paragraph" style:parent-style-name="Standard" style:list-style-name="L36"/>
    <style:style style:name="P46" style:family="paragraph" style:parent-style-name="Standard" style:list-style-name="L25">
      <style:paragraph-properties fo:margin-left="0.26mm" fo:margin-right="0mm" fo:text-align="start" style:justify-single-word="false" fo:text-indent="-0.26mm" style:auto-text-indent="false">
        <style:tab-stops/>
      </style:paragraph-properties>
    </style:style>
    <style:style style:name="P47" style:family="paragraph" style:parent-style-name="Text_20_body" style:list-style-name="L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8"/>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2">
      <style:paragraph-properties fo:margin-top="0mm" fo:margin-bottom="0mm"/>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3" style:list-style-name=""/>
    <style:style style:name="P73"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DejaVu Sans2" style:font-name-asian="DejaVu Sans2" style:font-name-complex="DejaVu Sans2"/>
    </style:style>
    <style:style style:name="T8" style:family="text">
      <style:text-properties fo:font-size="10.5pt"/>
    </style:style>
    <style:style style:name="T9" style:family="text">
      <style:text-properties fo:color="#7f0055" fo:font-weight="bold" style:font-weight-asian="bold" style:font-weight-complex="bold"/>
    </style:style>
    <style:style style:name="T10" style:family="text">
      <style:text-properties fo:color="#1a1a1a"/>
    </style:style>
    <style:style style:name="T11" style:family="text">
      <style:text-properties fo:color="#000000"/>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2a00ff"/>
    </style:style>
    <style:style style:name="T14" style:family="text">
      <style:text-properties fo:color="#0000ff"/>
    </style:style>
    <style:style style:name="T15" style:family="text">
      <style:text-properties fo:color="#0000ff" style:font-name="Monospace" fo:font-size="10pt" style:font-name-asian="Monospace" style:font-size-asian="10pt" style:font-name-complex="Monospace" style:font-size-complex="10pt"/>
    </style:style>
    <style:style style:name="T16" style:family="text">
      <style:text-properties fo:color="#008200"/>
    </style:style>
    <style:style style:name="T17" style:family="text">
      <style:text-properties fo:color="#008200" style:font-name="Monospace" fo:font-size="10pt" style:font-name-asian="Monospace" style:font-size-asian="10pt" style:font-name-complex="Monospace" style:font-size-complex="10pt"/>
    </style:style>
    <style:style style:name="T18"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text:a xlink:type="simple" xlink:href="#__RefHeading__3837_369900646" text:style-name="Internet_20_link" text:visited-style-name="Internet_20_link">Préface</text:a><text:tab/>3</text:p>
          <text:p text:style-name="P29"><text:a xlink:type="simple" xlink:href="#__RefHeading__3186_1659357091" text:style-name="Internet_20_link" text:visited-style-name="Internet_20_link">Introduction</text:a><text:tab/>4</text:p>
          <text:p text:style-name="P29"><text:a xlink:type="simple" xlink:href="#__RefHeading__3188_1659357091" text:style-name="Internet_20_link" text:visited-style-name="Internet_20_link">Installation</text:a><text:tab/>5</text:p>
          <text:p text:style-name="P30"><text:a xlink:type="simple" xlink:href="#__RefHeading__5024_884180951" text:style-name="Internet_20_link" text:visited-style-name="Internet_20_link"><text:s/>1.Sur une plateforme libre (Linux...)</text:a><text:tab/>6</text:p>
          <text:p text:style-name="P30"><text:a xlink:type="simple" xlink:href="#__RefHeading__3192_1659357091" text:style-name="Internet_20_link" text:visited-style-name="Internet_20_link"><text:s/>2.windows</text:a><text:tab/>6</text:p>
          <text:p text:style-name="P29"><text:a xlink:type="simple" xlink:href="#__RefHeading__5616_369900646" text:style-name="Internet_20_link" text:visited-style-name="Internet_20_link">La Comptabilité, la gestion</text:a><text:tab/>7</text:p>
          <text:p text:style-name="P30"><text:a xlink:type="simple" xlink:href="#__RefHeading__3196_1659357091" text:style-name="Internet_20_link" text:visited-style-name="Internet_20_link"><text:s/>1.Définition des termes</text:a><text:tab/>8</text:p>
          <text:p text:style-name="P30"><text:a xlink:type="simple" xlink:href="#__RefHeading__3198_1659357091" text:style-name="Internet_20_link" text:visited-style-name="Internet_20_link"><text:s/>2.Logiciel de comptabilité ou de gestion ?</text:a><text:tab/>8</text:p>
          <text:p text:style-name="P30"><text:a xlink:type="simple" xlink:href="#__RefHeading__3202_1659357091" text:style-name="Internet_20_link" text:visited-style-name="Internet_20_link"><text:s/>3.Mémento de comptabilité</text:a><text:tab/>9</text:p>
          <text:p text:style-name="P29"><text:a xlink:type="simple" xlink:href="#__RefHeading__5618_369900646" text:style-name="Internet_20_link" text:visited-style-name="Internet_20_link">Dossier et utilisateurs</text:a><text:tab/>16</text:p>
          <text:p text:style-name="P30"><text:a xlink:type="simple" xlink:href="#__RefHeading__3232_1659357091" text:style-name="Internet_20_link" text:visited-style-name="Internet_20_link"><text:s/>1.Création de dossier</text:a><text:tab/>17</text:p>
          <text:p text:style-name="P30"><text:a xlink:type="simple" xlink:href="#__RefHeading__3234_1659357091" text:style-name="Internet_20_link" text:visited-style-name="Internet_20_link"><text:s/>2.Création de modèle</text:a><text:tab/>17</text:p>
          <text:p text:style-name="P30"><text:a xlink:type="simple" xlink:href="#__RefHeading__3236_1659357091" text:style-name="Internet_20_link" text:visited-style-name="Internet_20_link"><text:s/>3.Création d'utilisateur</text:a><text:tab/>17</text:p>
          <text:p text:style-name="P30"><text:a xlink:type="simple" xlink:href="#__RefHeading__3238_1659357091" text:style-name="Internet_20_link" text:visited-style-name="Internet_20_link"><text:s/>4.Backup</text:a><text:tab/>17</text:p>
          <text:p text:style-name="P30"><text:a xlink:type="simple" xlink:href="#__RefHeading__3240_1659357091" text:style-name="Internet_20_link" text:visited-style-name="Internet_20_link"><text:s/>5.Restaure</text:a><text:tab/>17</text:p>
          <text:p text:style-name="P30"><text:a xlink:type="simple" xlink:href="#__RefHeading__3841_369900646" text:style-name="Internet_20_link" text:visited-style-name="Internet_20_link"><text:s/>6.Sécurité</text:a><text:tab/>18</text:p>
          <text:p text:style-name="P29"><text:a xlink:type="simple" xlink:href="#__RefHeading__3843_369900646" text:style-name="Internet_20_link" text:visited-style-name="Internet_20_link">Tenir sa comptabilité avec PhpCompta</text:a><text:tab/>19</text:p>
          <text:p text:style-name="P30"><text:a xlink:type="simple" xlink:href="#__RefHeading__3242_1659357091" text:style-name="Internet_20_link" text:visited-style-name="Internet_20_link"><text:s/>1.Principe de base</text:a><text:tab/>20</text:p>
          <text:p text:style-name="P30"><text:a xlink:type="simple" xlink:href="#__RefHeading__4629_369900646" text:style-name="Internet_20_link" text:visited-style-name="Internet_20_link"><text:s/>2.Paramètrage des dossiers</text:a><text:tab/>23</text:p>
          <text:p text:style-name="P30"><text:a xlink:type="simple" xlink:href="#__RefHeading__3266_1659357091" text:style-name="Internet_20_link" text:visited-style-name="Internet_20_link"><text:s/>3.Journaux</text:a><text:tab/>28</text:p>
          <text:p text:style-name="P30"><text:a xlink:type="simple" xlink:href="#__RefHeading__3268_1659357091" text:style-name="Internet_20_link" text:visited-style-name="Internet_20_link"><text:s/>4.Schéma d'écriture</text:a><text:tab/>30</text:p>
          <text:p text:style-name="P30"><text:a xlink:type="simple" xlink:href="#__RefHeading__33633829" text:style-name="Internet_20_link" text:visited-style-name="Internet_20_link"><text:s/>5.Les rapports</text:a><text:tab/>33</text:p>
          <text:p text:style-name="P30"><text:a xlink:type="simple" xlink:href="#__RefHeading__3260_1659357091" text:style-name="Internet_20_link" text:visited-style-name="Internet_20_link"><text:s/>6.Gestion de stock</text:a><text:tab/>34</text:p>
          <text:p text:style-name="P30"><text:a xlink:type="simple" xlink:href="#__RefHeading__3270_1659357091" text:style-name="Internet_20_link" text:visited-style-name="Internet_20_link"><text:s/>7.Recherche &amp; historique</text:a><text:tab/>36</text:p>
          <text:p text:style-name="P30"><text:a xlink:type="simple" xlink:href="#__RefHeading__3274_1659357091" text:style-name="Internet_20_link" text:visited-style-name="Internet_20_link"><text:s/>8.Rapprochement - réconciliation</text:a><text:tab/>36</text:p>
          <text:p text:style-name="P30"><text:a xlink:type="simple" xlink:href="#__RefHeading__3276_1659357091" text:style-name="Internet_20_link" text:visited-style-name="Internet_20_link"><text:s/>9.Le Lettrage</text:a><text:tab/>37</text:p>
          <text:p text:style-name="P30"><text:a xlink:type="simple" xlink:href="#__RefHeading__34602514" text:style-name="Internet_20_link" text:visited-style-name="Internet_20_link"><text:s/>10.Impression</text:a><text:tab/>37</text:p>
          <text:p text:style-name="P30"><text:a xlink:type="simple" xlink:href="#__RefHeading__3278_1659357091" text:style-name="Internet_20_link" text:visited-style-name="Internet_20_link"><text:s/>11.Avancé</text:a><text:tab/>39</text:p>
          <text:p text:style-name="P30"><text:a xlink:type="simple" xlink:href="#__RefHeading__3280_1659357091" text:style-name="Internet_20_link" text:visited-style-name="Internet_20_link"><text:s/>12.Le module de gestion</text:a><text:tab/>40</text:p>
          <text:p text:style-name="P30"><text:a xlink:type="simple" xlink:href="#__RefHeading__3292_1659357091" text:style-name="Internet_20_link" text:visited-style-name="Internet_20_link"><text:s/>13.Le module de comptabilité analytique</text:a><text:tab/>41</text:p>
          <text:p text:style-name="P29"><text:a xlink:type="simple" xlink:href="#__RefHeading__3322_1659357091" text:style-name="Internet_20_link" text:visited-style-name="Internet_20_link">Développement de PhpCompta</text:a><text:tab/>44</text:p>
          <text:p text:style-name="P30"><text:a xlink:type="simple" xlink:href="#__RefHeading__3956_936665047" text:style-name="Internet_20_link" text:visited-style-name="Internet_20_link"><text:s/>1.Adaptation de PhpCompta</text:a><text:tab/>45</text:p>
          <text:p text:style-name="P30"><text:a xlink:type="simple" xlink:href="#__RefHeading__3958_936665047" text:style-name="Internet_20_link" text:visited-style-name="Internet_20_link"><text:s/>2.Développement de PhpCompta</text:a><text:tab/>46</text:p>
          <text:p text:style-name="P30"><text:a xlink:type="simple" xlink:href="#__RefHeading__3328_1659357091" text:style-name="Internet_20_link" text:visited-style-name="Internet_20_link"><text:s/>3.Les extensions</text:a><text:tab/>51</text:p>
          <text:p text:style-name="P30"><text:a xlink:type="simple" xlink:href="#__RefHeading__3330_1659357091" text:style-name="Internet_20_link" text:visited-style-name="Internet_20_link"><text:s/>4.Lien</text:a><text:tab/>57</text:p>
          <text:p text:style-name="P29"><text:a xlink:type="simple" xlink:href="#__RefHeading__3318_1659357091" text:style-name="Internet_20_link" text:visited-style-name="Internet_20_link">Annexe </text:a><text:tab/>58</text:p>
          <text:p text:style-name="P30"><text:a xlink:type="simple" xlink:href="#__RefHeading__4631_369900646" text:style-name="Internet_20_link" text:visited-style-name="Internet_20_link"><text:s/>1.Trucs et astuces</text:a><text:tab/>59</text:p>
          <text:p text:style-name="P30"><text:a xlink:type="simple" xlink:href="#__RefHeading__3332_1659357091" text:style-name="Internet_20_link" text:visited-style-name="Internet_20_link"><text:s/>2.Note de version</text:a><text:tab/>59</text:p>
        </text:index-body>
      </text:table-of-content>
      <text:p text:style-name="P2"/>
      <text:p text:style-name="P2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9"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69"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69" text:outline-level="1"><text:bookmark text:name="__RefHeading__5616_369900646"/>La Comptabilité, la gestion<text:bookmark-end text:name="__RefHeading__5616_369900646"/></text:h>
      <text:h text:style-name="P71"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text:soft-page-break/>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text:soft-page-break/>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text:soft-page-break/>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text:soft-page-break/>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text:soft-page-break/></text:p>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ext:p text:style-name="Standard">BANQUE<text:tab/><text:tab/>Poste comptable de base pour les banques<text:tab/><text:tab/><text:tab/>550<text:tab/><text:line-break/>CAISSE<text:tab/><text:tab/>Poste comptable pour la caisse<text:tab/><text:tab/><text:tab/><text:tab/>57<text:tab/><text:line-break/>COMPTE_COURANT<text:tab/><text:tab/>Poste comptable pour le compte courant<text:tab/><text:tab/><text:tab/>56<text:tab/><text:line-break/>COMPTE_TVA<text:tab/><text:tab/>TVA à payer<text:tab/><text:tab/><text:tab/><text:tab/><text:tab/><text:tab/>451<text:tab/><text:line-break/>CUSTOMER<text:tab/><text:tab/>Poste comptable de base pour les clients<text:tab/><text:tab/><text:tab/>400<text:tab/><text:line-break/>DEP_PRIV<text:tab/><text:tab/>Depense a charge du gerant<text:tab/><text:tab/><text:tab/><text:tab/>4890<text:tab/><text:line-break/>DNA<text:tab/><text:tab/>Dépense non déductible<text:tab/><text:tab/><text:tab/><text:tab/><text:tab/>6740<text:tab/><text:line-break/>SUPPLIER<text:tab/><text:tab/>Poste par défaut pour les fournisseurs<text:tab/><text:tab/><text:tab/>440<text:tab/><text:line-break/>TVA_DED_IMPOT<text:tab/><text:tab/>Tva déductible par l'impôt<text:tab/><text:tab/><text:tab/><text:tab/>619000<text:tab/><text:line-break/>TVA_DNA<text:tab/><text:tab/>Tva non déductible s<text:tab/><text:tab/><text:tab/><text:tab/><text:tab/>6740<text:tab/><text:line-break/>VENTE<text:tab/><text:tab/>Poste comptable de base pour les ventes<text:tab/><text:tab/><text:tab/>70<text:tab/><text:line-break/>VIREMENT_INTERNE<text:tab/><text:tab/>Poste Comptable pour les virements internes<text:tab/><text:tab/>58</text:p>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text:soft-page-break/>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5"><text:bookmark text:name="__RefHeading__3230_1659357091"/>Chapitre 3 <text:bookmark-end text:name="__RefHeading__3230_1659357091"/></text:p>
      <text:h text:style-name="P69"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69"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Contrepartie pour dépense fiscal. non déd. Poste comptable pour les dépenses non déductibles d'une fiche</text:p>
      <text:p text:style-name="Standard"/>
      <text:p text:style-name="Standard">TVA non déductible même remarque</text:p>
      <text:p text:style-name="Standard">Contrepartie pour TVA non Ded. . Poste comptable pour les TVA non déductibles</text:p>
      <text:p text:style-name="Standard"/>
      <text:p text:style-name="Standard">TVA non déductible récupérable par l'impôt </text:p>
      <text:p text:style-name="Standard">Contrepartie pour TVA récup par impot <text:s/>Poste comptable pour les TVA <text:s/>non déductible récupérable par l'impôt</text:p>
      <text:p text:style-name="Standard"/>
      <text:p text:style-name="Standard">Dépense <text:s/>charge du grant (partie privé) <text:s/>pourcentage (entre 0 et 1), qui va partager le montant de la fiche entre dépense et dépense privée</text:p>
      <text:p text:style-name="Standard">Contrepartie pour dépense à charge du gérant Poste comptable pour les dépenses à charge du grant (partie privé) <text:s/></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174386435" text:style-name="L1">
        <text:list-item>
          <text:p text:style-name="P47">Le lettrage par quick_code pourra faire correspondre des postes comptables différentes</text:p>
        </text:list-item>
        <text:list-item>
          <text:p text:style-name="P47">L' extension TVA ne tient compte que des fiches de type client</text:p>
        </text:list-item>
        <text:list-item>
          <text:p text:style-name="P47">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227424252" text:style-name="L2">
        <text:list-item>
          <text:list>
            <text:list-item>
              <text:p text:style-name="P31">Aucune, par défaut</text:p>
            </text:list-item>
            <text:list-item>
              <text:p text:style-name="P31">Optionnel, c'est à dire qu'il n'est pas obligatoire de donner les informations pour la comptabilité analytiques</text:p>
            </text:list-item>
            <text:list-item>
              <text:p text:style-name="P31">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210006960" text:style-name="L3">
        <text:list-item>
          <text:p text:style-name="P48">Non, vous pouvez encoder sans suivre l'ordre chronologique et vous pouvez aussi effacer des opérations</text:p>
        </text:list-item>
        <text:list-item>
          <text:p text:style-name="P48">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text:soft-page-break/>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8">1</text:span><text:tab/><text:tab/><text:tab/>6740<text:tab/> </text:p>
      <text:p text:style-name="Standard">SUPPLIER<text:tab/><text:tab/>Poste par défaut pour les fournisseurs<text:tab/><text:tab/>440<text:tab/> </text:p>
      <text:p text:style-name="Standard">TVA_DED_IMPOT<text:tab/>TVA déductible par l'impôt <text:span text:style-name="T18">1</text:span><text:tab/><text:tab/><text:tab/>6190<text:tab/> </text:p>
      <text:p text:style-name="Standard">TVA_DNA<text:tab/><text:tab/>TVA non déductibles <text:span text:style-name="T18">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046244888" text:style-name="L4">
        <text:list-item>
          <text:p text:style-name="P49">Création, modification et effacement de fiche</text:p>
        </text:list-item>
        <text:list-item>
          <text:p text:style-name="P49">Création, modification et effacement <text:s/>de catégories de fiches</text:p>
        </text:list-item>
        <text:list-item>
          <text:p text:style-name="P49">Ajout de fiche</text:p>
        </text:list-item>
      </text:list>
      <text:p text:style-name="Text_20_body">Impression</text:p>
      <text:list xml:id="list1371726814" text:style-name="L5">
        <text:list-item>
          <text:p text:style-name="P50">Journaux (limité aux journaux en lecture)</text:p>
        </text:list-item>
        <text:list-item>
          <text:p text:style-name="P50">Poste ( limité aux journaux en lecture)</text:p>
        </text:list-item>
        <text:list-item>
          <text:p text:style-name="P50">Fiche (limité aux journaux en lecture)</text:p>
        </text:list-item>
        <text:list-item>
          <text:p text:style-name="P50">Rapport (non limité aux journaux en lecture)</text:p>
        </text:list-item>
        <text:list-item>
          <text:p text:style-name="P50">création de rapport</text:p>
        </text:list-item>
      </text:list>
      <text:p text:style-name="Text_20_body">Opérations prédéfinies</text:p>
      <text:list xml:id="list1854882839" text:style-name="L6">
        <text:list-item>
          <text:p text:style-name="P51"><text:soft-page-break/>Effacement &amp; création, à ne pas confondre avec « Journaux en écriture avec opérations prédéfinies »</text:p>
        </text:list-item>
      </text:list>
      <text:p text:style-name="Text_20_body">Période</text:p>
      <text:list xml:id="list1604466555" text:style-name="L7">
        <text:list-item>
          <text:p text:style-name="P52">Ajout</text:p>
        </text:list-item>
        <text:list-item>
          <text:p text:style-name="P52">clôture</text:p>
        </text:list-item>
        <text:list-item>
          <text:p text:style-name="P52">centralisation</text:p>
        </text:list-item>
        <text:list-item>
          <text:p text:style-name="P52">Écriture Ouverture </text:p>
        </text:list-item>
      </text:list>
      <text:p text:style-name="Text_20_body">Stock</text:p>
      <text:list xml:id="list1965601754" text:style-name="L8">
        <text:list-item>
          <text:p text:style-name="P53">Gestion stock</text:p>
        </text:list-item>
      </text:list>
      <text:p text:style-name="Text_20_body">Gestion courrier</text:p>
      <text:p text:style-name="Text_20_body">Import en banque</text:p>
      <text:p text:style-name="Text_20_body">Comptabilité Analytique</text:p>
      <text:list xml:id="list560295502" text:style-name="L9">
        <text:list-item>
          <text:p text:style-name="P54">Ajout de plan analytique</text:p>
        </text:list-item>
        <text:list-item>
          <text:p text:style-name="P54">Ajout de poste analytique</text:p>
        </text:list-item>
        <text:list-item>
          <text:p text:style-name="P54">Ajout de groupe analytique</text:p>
        </text:list-item>
        <text:list-item>
          <text:p text:style-name="P54">Impression</text:p>
        </text:list-item>
      </text:list>
      <text:p text:style-name="Text_20_body">Paramètres</text:p>
      <text:list xml:id="list1584206661" text:style-name="L10">
        <text:list-item>
          <text:p text:style-name="P55">Coordonnées société</text:p>
        </text:list-item>
        <text:list-item>
          <text:p text:style-name="P55">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588141607" text:style-name="L11">
        <text:list-item>
          <text:p text:style-name="P32">CUST_NAME customer's name</text:p>
        </text:list-item>
        <text:list-item>
          <text:p text:style-name="P32">CUST_ADDR_1 customer's address line 1</text:p>
        </text:list-item>
        <text:list-item>
          <text:p text:style-name="P32">CUST_CP customer's ZIP code</text:p>
        </text:list-item>
        <text:list-item>
          <text:p text:style-name="P32">CUST_CITY customer's city</text:p>
        </text:list-item>
        <text:list-item>
          <text:p text:style-name="P32">CUST_CO customer's country</text:p>
        </text:list-item>
        <text:list-item>
          <text:p text:style-name="P32">CUST_VAT customer's VAT</text:p>
        </text:list-item>
        <text:list-item>
          <text:p text:style-name="P32">CUST_NUM numéro de client </text:p>
        </text:list-item>
        <text:list-item>
          <text:p text:style-name="P32">CUST_BANQUE_NO n° de compte en banque (utilisé surtout dans les notes de frais)</text:p>
        </text:list-item>
        <text:list-item>
          <text:p text:style-name="P32">CUST_BANQUE_NAME nom de la banque (utilisé surtout dans les notes de frais)</text:p>
        </text:list-item>
      </text:list>
      <text:p text:style-name="Standard">Détail du document</text:p>
      <text:list xml:id="list91732327" text:continue-numbering="true" text:style-name="L11">
        <text:list-item>
          <text:p text:style-name="P32">DATE_LIMIT Échéance</text:p>
        </text:list-item>
        <text:list-item>
          <text:p text:style-name="P32"><text:soft-page-break/>MARCH_NEXT n'imprimera rien, ce tag demande à ce qu'on passe à la marchandise suivante</text:p>
        </text:list-item>
        <text:list-item>
          <text:p text:style-name="P32">BON_COMMANDE numéro du bon de commande </text:p>
        </text:list-item>
        <text:list-item>
          <text:p text:style-name="P32">VEN_ART_NAME Nom de l'article</text:p>
        </text:list-item>
        <text:list-item>
          <text:p text:style-name="P32">VEN_ART_PRICE Prix de l'article</text:p>
        </text:list-item>
        <text:list-item>
          <text:p text:style-name="P32">VEN_ART_QUANT Quantité</text:p>
        </text:list-item>
        <text:list-item>
          <text:p text:style-name="P32">VEN_ART_TVA_CODE ou TVA_CODE Le code TVA pour l'article</text:p>
        </text:list-item>
        <text:list-item>
          <text:p text:style-name="P32">VENT_ART_TVA_RATE est le pourcentage de TVA de l'article</text:p>
        </text:list-item>
        <text:list-item>
          <text:p text:style-name="P32">VEN_ART_TVA_AMOUNT Le montant TVA de l'article</text:p>
        </text:list-item>
        <text:list-item>
          <text:p text:style-name="P32">VEN_ART_STOCK_CODE Le code de stock de l'article</text:p>
        </text:list-item>
        <text:list-item>
          <text:p text:style-name="P32">VEN_HTVA le total hors TVA de l'article</text:p>
        </text:list-item>
        <text:list-item>
          <text:p text:style-name="P32">VEN_TVAC le total TVAC de l'article</text:p>
        </text:list-item>
        <text:list-item>
          <text:p text:style-name="P32">VEN_TVA le total de la TVA de l'article</text:p>
        </text:list-item>
        <text:list-item>
          <text:p text:style-name="P32">TOTAL_VEN_HTVA le total HTVA</text:p>
        </text:list-item>
        <text:list-item>
          <text:p text:style-name="P32">TOTAL_VEN_TVAC le total TVAC</text:p>
        </text:list-item>
        <text:list-item>
          <text:p text:style-name="P32">TOTAL_TVA le total TVA</text:p>
        </text:list-item>
        <text:list-item>
          <text:p text:style-name="P32">TVA_LABEL Montre le % de TVA</text:p>
        </text:list-item>
        <text:list-item>
          <text:p text:style-name="P32">TVA_AMOUNT TVA de l'article</text:p>
        </text:list-item>
        <text:list-item>
          <text:p text:style-name="P32">REFERENCE Référence</text:p>
        </text:list-item>
        <text:list-item>
          <text:p text:style-name="P32">SOLDE Solde du compte (pour les lettres de rappel)</text:p>
        </text:list-item>
        <text:list-item>
          <text:p text:style-name="P32">DATE Date encodée</text:p>
        </text:list-item>
        <text:list-item>
          <text:p text:style-name="P32">NUMBER numéro de séquence du document</text:p>
        </text:list-item>
        <text:list-item>
          <text:p text:style-name="P32">OTHER_INFO  information libre que l'on peut introduire dans l'écran de confirmation des journaux de vente</text:p>
        </text:list-item>
        <text:list-item>
          <text:p text:style-name="P32">USER le nom et le prénom de l'utilisateur ayant généré le document </text:p>
        </text:list-item>
        <text:list-item>
          <text:p text:style-name="P32">COMMENT la description donnée dans la facture ou la note de crédit.</text:p>
        </text:list-item>
        <text:list-item>
          <text:p text:style-name="P3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328981642" text:continue-numbering="true" text:style-name="L11">
        <text:list-item>
          <text:p text:style-name="P32">MY_NAME vos coordonnées</text:p>
        </text:list-item>
        <text:list-item>
          <text:p text:style-name="P32">MY_CP code postal</text:p>
        </text:list-item>
        <text:list-item>
          <text:p text:style-name="P32">MY_COMMUNE commune</text:p>
        </text:list-item>
        <text:list-item>
          <text:p text:style-name="P32">MY_TVA numéro de TVA</text:p>
        </text:list-item>
        <text:list-item>
          <text:p text:style-name="P32">MY_STREET : Rue qu'on a indiqué dans paramètres-&gt;société</text:p>
        </text:list-item>
        <text:list-item>
          <text:p text:style-name="P32">MY_NUMBER :numéro qu'on a indiqué dans paramètres-&gt;société</text:p>
        </text:list-item>
        <text:list-item>
          <text:p text:style-name="P32">MY_TEL : téléphone qu'on a indiqué dans paramètres-&gt;société</text:p>
        </text:list-item>
        <text:list-item>
          <text:p text:style-name="P32">MY_FAX: fax <text:s/>qu'on a indiqué dans paramètres-&gt;société</text:p>
        </text:list-item>
        <text:list-item>
          <text:p text:style-name="P3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510937711" text:continue-numbering="true" text:style-name="L11">
        <text:list-item>
          <text:p text:style-name="P32">BENEF_NAME : <text:s/>nom</text:p>
        </text:list-item>
        <text:list-item>
          <text:p text:style-name="P32">BENEF_ADDR_1 adresse du bénéficiaire</text:p>
        </text:list-item>
        <text:list-item>
          <text:p text:style-name="P32">BENEF_CP code postal</text:p>
        </text:list-item>
        <text:list-item>
          <text:p text:style-name="P32">BENEF_CITY ville </text:p>
        </text:list-item>
        <text:list-item>
          <text:p text:style-name="P32">BENEF_CO pays</text:p>
        </text:list-item>
        <text:list-item>
          <text:p text:style-name="P32">BENEF_VAT numéro de TVA</text:p>
        </text:list-item>
        <text:list-item>
          <text:p text:style-name="P32">BENEF_NUM numéro de client du bénéficiaire</text:p>
        </text:list-item>
        <text:list-item>
          <text:p text:style-name="P32">BENEF_BANQUE_NO numéro de compte en banque</text:p>
        </text:list-item>
        <text:list-item>
          <text:p text:style-name="P32">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text:soft-page-break/>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97285517" text:style-name="L12">
        <text:list-item>
          <text:p text:style-name="P33">le détail de l'opération </text:p>
        </text:list-item>
        <text:list-item>
          <text:p text:style-name="P33">les écritures comptables qui ont été générées</text:p>
        </text:list-item>
        <text:list-item>
          <text:p text:style-name="P33">la pièce justificative attachée</text:p>
        </text:list-item>
        <text:list-item>
          <text:p text:style-name="P33">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text:soft-page-break/>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text:soft-page-break/></text:p>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345613632" text:style-name="L13">
        <text:list-item>
          <text:p text:style-name="P34">solde est le solde du compte en banque d'après votre comptabilité</text:p>
        </text:list-item>
        <text:list-item>
          <text:p text:style-name="P34">solde rapproché est le solde de votre compte en banque mais en ne considérant que les opérations <text:span text:style-name="T6">qui ont</text:span> un numéro d'extrait de compte ou de relevé bancaire</text:p>
        </text:list-item>
        <text:list-item>
          <text:p text:style-name="P34">solde non rapproché est le solde de votre compte en banque mais en ne considérant que les opérations <text:span text:style-name="T6">qui </text:span><text:span text:style-name="T6">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text:soft-page-break/></text:p>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oft-page-break/><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727335937" text:style-name="L14">
        <text:list-item>
          <text:p text:style-name="P35"><text:soft-page-break/>les postes sont toujours écrits entre crochets; <text:line-break/>exemple : [ 4511] </text:p>
        </text:list-item>
        <text:list-item>
          <text:p text:style-name="P35">pour avoir la somme du poste et des sous-postes, il faut utiliser le %;<text:line-break/>exemple [45%]</text:p>
        </text:list-item>
      </text:list>
      <text:list xml:id="list1868801780" text:style-name="L15">
        <text:list-item>
          <text:p text:style-name="P36">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6">Si vous souhaitez n'avoir que le crédit ou le débit, utilisez le D ou le C avant la fermeture du crochet.</text:p>
        </text:list-item>
      </text:list>
      <text:list xml:id="list947688876" text:style-name="L16">
        <text:list-item>
          <text:p text:style-name="P37">Pour avoir un montant négatif si le crédit est supérieur au débit, il faut avoir S avant la fermeture du crochet exemple : [7%S] , [55001S]</text:p>
          <text:p text:style-name="P37">Drapeau :</text:p>
          <text:list>
            <text:list-item>
              <text:p text:style-name="P37">S= Signed : négatif si C &gt; D</text:p>
            </text:list-item>
            <text:list-item>
              <text:p text:style-name="P37">D = Uniquement Débit</text:p>
            </text:list-item>
            <text:list-item>
              <text:p text:style-name="P37">C = uniquement Crédit</text:p>
            </text:list-item>
            <text:list-item>
              <text:p text:style-name="P37">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80157056" text:style-name="L17">
        <text:list-item>
          <text:p text:style-name="P38">La première, est que les postes comptables des marchandises à vendre et à acheter ne sont pas les mêmes.</text:p>
        </text:list-item>
        <text:list-item>
          <text:p text:style-name="P38">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1362631703" text:style-name="L18">
        <text:list-item>
          <text:p text:style-name="P56">Perte de la facture d'achat</text:p>
        </text:list-item>
        <text:list-item>
          <text:p text:style-name="P56">Non paiement de la facture de vente</text:p>
        </text:list-item>
        <text:list-item>
          <text:p text:style-name="P56">Paiement sans document d'achat (avance TVA,...)</text:p>
        </text:list-item>
        <text:list-item>
          <text:p text:style-name="P5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7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text:soft-page-break/>confirmation, les opérations comptables sont inscrites dans le journal comptable, <text:span text:style-name="T6">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2035376567" text:style-name="L19">
        <text:list-item>
          <text:p text:style-name="P39">le suivi des clients, fournisseurs, des administrations (taxes, formalités...)...</text:p>
        </text:list-item>
        <text:list-item>
          <text:p text:style-name="P39">la génération de documents tel que facture, note de crédit, bordereau de livraison, bons de commande...</text:p>
        </text:list-item>
        <text:list-item>
          <text:p text:style-name="P39">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text:soft-page-break/>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text:soft-page-break/>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949234668" text:style-name="L20">
        <text:list-item>
          <text:p text:style-name="P57">Magasin</text:p>
        </text:list-item>
        <text:list-item>
          <text:p text:style-name="P57">Dépense /recette</text:p>
        </text:list-item>
      </text:list>
      <text:p text:style-name="Text_20_body">Dans le plan analytique (ou axe) magasin, vous ajoutez les postes analytiques (ou centre)</text:p>
      <text:list xml:id="list565805745" text:style-name="L21">
        <text:list-item>
          <text:p text:style-name="P58"><text:s/>Magasin Avenue Linus Torvald</text:p>
        </text:list-item>
        <text:list-item>
          <text:p text:style-name="P58">Magasin Rue du Pingouin</text:p>
        </text:list-item>
      </text:list>
      <text:p text:style-name="Text_20_body">Dans le plan analytique Dépense / Recette, vous ajoutez </text:p>
      <text:list xml:id="list542603546" text:style-name="L22">
        <text:list-item>
          <text:p text:style-name="P59">Vente marchandise</text:p>
        </text:list-item>
        <text:list-item>
          <text:p text:style-name="P59">Frais loyer</text:p>
        </text:list-item>
        <text:list-item>
          <text:p text:style-name="P59">Frais électricité</text:p>
        </text:list-item>
        <text:list-item>
          <text:p text:style-name="P59">Frais personnel </text:p>
        </text:list-item>
        <text:list-item>
          <text:p text:style-name="P59"><text:soft-page-break/>Frais chauffage</text:p>
        </text:list-item>
        <text:list-item>
          <text:p text:style-name="P5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3">300</text:p>
          </table:table-cell>
          <table:table-cell table:style-name="Tableau13.B1" office:value-type="float" office:value="200">
            <text:p text:style-name="P23">200</text:p>
          </table:table-cell>
          <table:table-cell table:style-name="Tableau13.D1" office:value-type="float" office:value="0">
            <text:p text:style-name="P23">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3">1200</text:p>
          </table:table-cell>
          <table:table-cell table:style-name="Tableau13.B2" office:value-type="float" office:value="1000">
            <text:p text:style-name="P23">1000</text:p>
          </table:table-cell>
          <table:table-cell table:style-name="Tableau13.D2" office:value-type="float" office:value="200">
            <text:p text:style-name="P2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A2" office:value-type="string">
            <text:p text:style-name="P2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A3" office:value-type="string">
            <text:p text:style-name="P23">1.000,00</text:p>
          </table:table-cell>
          <table:table-cell table:style-name="Tableau12.A3" office:value-type="string">
            <text:p text:style-name="P23">1.000,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3">1.200,00</text:p>
          </table:table-cell>
          <table:table-cell table:style-name="Tableau12.C3" office:value-type="float" office:value="0">
            <text:p text:style-name="P23">0</text:p>
          </table:table-cell>
          <table:table-cell table:style-name="Tableau12.A3" office:value-type="string">
            <text:p text:style-name="P23">1.200,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3">1.200,00 </text:p>
          </table:table-cell>
          <table:table-cell table:style-name="Tableau12.A3" office:value-type="string">
            <text:p text:style-name="P23">1.000,00</text:p>
          </table:table-cell>
          <table:table-cell table:style-name="Tableau12.C3" office:value-type="float" office:value="200">
            <text:p text:style-name="P23">200</text:p>
          </table:table-cell>
          <table:table-cell table:style-name="Tableau12.A2" office:value-type="string">
            <text:p text:style-name="P23">debit</text:p>
          </table:table-cell>
        </table:table-row>
      </table:table>
      <text:p text:style-name="Text_20_body"/>
      <text:h text:style-name="Heading_20_3" text:outline-level="3"><text:soft-page-break/>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soft-page-break/>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B2" office:value-type="float" office:value="50">
            <text:p text:style-name="P23">50</text:p>
          </table:table-cell>
          <table:table-cell table:style-name="Tableau15.E2" office:value-type="float" office:value="50">
            <text:p text:style-name="P23">50</text:p>
          </table:table-cell>
        </table:table-row>
        <table:table-row>
          <table:table-cell table:style-name="Tableau15.A2" office:value-type="string">
            <text:p text:style-name="Text_20_body">FID14 Electricité</text:p>
          </table:table-cell>
          <table:table-cell table:style-name="Tableau15.A2" office:value-type="string">
            <text:p text:style-name="P23">-2.210,00</text:p>
          </table:table-cell>
          <table:table-cell table:style-name="Tableau15.B2" office:value-type="float" office:value="152">
            <text:p text:style-name="P23">152</text:p>
          </table:table-cell>
          <table:table-cell table:style-name="Tableau15.B2" office:value-type="float" office:value="0">
            <text:p text:style-name="P23">0</text:p>
          </table:table-cell>
          <table:table-cell table:style-name="Tableau15.E3" office:value-type="string">
            <text:p text:style-name="P23">-2.058,00</text:p>
          </table:table-cell>
        </table:table-row>
        <table:table-row>
          <table:table-cell table:style-name="Tableau15.A2" office:value-type="string">
            <text:p text:style-name="Text_20_body">FID15 Loyer</text:p>
          </table:table-cell>
          <table:table-cell table:style-name="Tableau15.B2" office:value-type="float" office:value="-255">
            <text:p text:style-name="P23">-255</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2" office:value-type="float" office:value="-255">
            <text:p text:style-name="P2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A2" office:value-type="string">
            <text:p text:style-name="P23">1.300,00</text:p>
          </table:table-cell>
          <table:table-cell table:style-name="Tableau15.E3" office:value-type="string">
            <text:p text:style-name="P23">1.300,00</text:p>
          </table:table-cell>
        </table:table-row>
        <table:table-row>
          <table:table-cell table:style-name="Tableau15.A2" office:value-type="string">
            <text:p text:style-name="Text_20_body">FID17 Matériel bureau</text:p>
          </table:table-cell>
          <table:table-cell table:style-name="Tableau15.A2" office:value-type="string">
            <text:p text:style-name="P23">-1.500,00</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3" office:value-type="string">
            <text:p text:style-name="P23">-1.500,00</text:p>
          </table:table-cell>
        </table:table-row>
        <table:table-row>
          <table:table-cell table:style-name="Tableau15.A2" office:value-type="string">
            <text:p text:style-name="Text_20_body">Totaux</text:p>
          </table:table-cell>
          <table:table-cell table:style-name="Tableau15.A2" office:value-type="string">
            <text:p text:style-name="P23">-3.965,00</text:p>
          </table:table-cell>
          <table:table-cell table:style-name="Tableau15.B2" office:value-type="float" office:value="152">
            <text:p text:style-name="P23">152</text:p>
          </table:table-cell>
          <table:table-cell table:style-name="Tableau15.A2" office:value-type="string">
            <text:p text:style-name="P23">1.350,00</text:p>
          </table:table-cell>
          <table:table-cell table:style-name="Tableau15.E3" office:value-type="string">
            <text:p text:style-name="P23">-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4"/>
      <text:p text:style-name="Standard"/>
      <text:p text:style-name="Heading">Chapitre 5</text:p>
      <text:h text:style-name="P69"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6"/>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382644385" text:style-name="L23">
        <text:list-item>
          <text:p text:style-name="P40">Label, est le nom de menu de votre extension</text:p>
        </text:list-item>
        <text:list-item>
          <text:p text:style-name="P40">Code est utilisé pour inclure le fichier du plugin, il correspond au champs caché EXT</text:p>
        </text:list-item>
        <text:list-item>
          <text:p text:style-name="P40">Fichier est le chemin complet vers l'extension</text:p>
        </text:list-item>
        <text:list-item>
          <text:p text:style-name="P40">Sécurité : qui peut appeler le plugin <text:line-break/></text:p>
        </text:list-item>
      </text:list>
      <text:p text:style-name="Standard"><text:s/>Pour notre extension, les valeurs suivantes sont données</text:p>
      <text:list xml:id="list116865831" text:style-name="L24">
        <text:list-item>
          <text:p text:style-name="P41">Label : Mon dummy à moi</text:p>
        </text:list-item>
      </text:list>
      <text:list xml:id="list1718649254" text:style-name="L25">
        <text:list-item>
          <text:p text:style-name="P42">code : dum</text:p>
        </text:list-item>
        <text:list-item>
          <text:p text:style-name="P42">Fichier : dummy/dummy.php</text:p>
        </text:list-item>
        <text:list-item>
          <text:p text:style-name="P42">Sécurité : aucune</text:p>
          <text:p text:style-name="P46"><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8">1 <text:span text:style-name="T7">→</text:span> Nom</text:p>
      <text:p text:style-name="P28">2 <text:span text:style-name="T7">→ </text:span>Taux TVA</text:p>
      <text:p text:style-name="P28">3 <text:span text:style-name="T7">→</text:span>Numéro de compte</text:p>
      <text:p text:style-name="P28">4→Nom de la banque</text:p>
      <text:p text:style-name="P28">5→Poste Comptable</text:p>
      <text:p text:style-name="P28">6→Prix vente</text:p>
      <text:p text:style-name="P28">7→Prix achat</text:p>
      <text:p text:style-name="P28">8→Durée Amortissement</text:p>
      <text:p text:style-name="P28">9→Description</text:p>
      <text:p text:style-name="P28">10→Date début</text:p>
      <text:p text:style-name="P28">11→Montant initial</text:p>
      <text:p text:style-name="P28">12→Personne de contact </text:p>
      <text:p text:style-name="P28">13→numéro de TVA </text:p>
      <text:p text:style-name="P28">14→Adresse </text:p>
      <text:p text:style-name="P28">15→code postal</text:p>
      <text:p text:style-name="P28"><text:soft-page-break/>16→pays </text:p>
      <text:p text:style-name="P28">17→téléphone </text:p>
      <text:p text:style-name="P28">18→email </text:p>
      <text:p text:style-name="P28">19→Gestion stock</text:p>
      <text:p text:style-name="P28">20→Partie fiscalement non déductible</text:p>
      <text:p text:style-name="P28">21→TVA non déductible</text:p>
      <text:p text:style-name="P28">22→TVA non déductible récupérable par l'impôt</text:p>
      <text:p text:style-name="P28">23→Quick Code</text:p>
      <text:p text:style-name="P28">24→Ville</text:p>
      <text:p text:style-name="P28">25→Société</text:p>
      <text:p text:style-name="P28">26→Fax</text:p>
      <text:p text:style-name="P28">27→GSM</text:p>
      <text:p text:style-name="P28">30→Numéro de client</text:p>
      <text:p text:style-name="P28">31→Dépense <text:s/>à charge du gérant (partie privée)</text:p>
      <text:p text:style-name="P28"/>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8">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7"/>
      <text:p text:style-name="code"><text:span text:style-name="T9">function</text:span><text:span text:style-name="T10"> </text:span><text:span text:style-name="T11">show_stock_document(phpsessid,d_id,gDossier){</text:span></text:p>
      <text:p text:style-name="code"><text:span text:style-name="T10"><text:tab/></text:span><text:span text:style-name="T9">var</text:span><text:span text:style-name="T10"> </text:span><text:span text:style-name="T11">a=window.open(</text:span><text:span text:style-name="T13">'ajax.php?gDossier='</text:span><text:span text:style-name="T11">+gDossier+</text:span><text:span text:style-name="T13">'&amp;plugin_code=STOCK&amp;act=sh&amp;d_id='</text:span><text:span text:style-name="T11">+d_id+</text:span><text:span text:style-name="T13">'&amp;PHPSESSID='</text:span><text:span text:style-name="T11">+phpsessid);</text:span></text:p>
      <text:p text:style-name="P18">}</text:p>
      <text:p text:style-name="Standard">Fichier javascript depuis une extension</text:p>
      <text:p text:style-name="code"><text:span text:style-name="T11"><text:tab/></text:span><text:span text:style-name="T14">echo </text:span><text:span text:style-name="T16">'&lt;script language="javascript"&gt;'</text:span><text:span text:style-name="T11">;</text:span></text:p>
      <text:p text:style-name="code"><text:span text:style-name="T11"><text:tab/></text:span><text:span text:style-name="T14">require_once</text:span><text:span text:style-name="T11">(</text:span><text:span text:style-name="T16">'stock_script.js'</text:span><text:span text:style-name="T11">);</text:span></text:p>
      <text:p text:style-name="code"><text:span text:style-name="T12"><text:tab/></text:span><text:span text:style-name="T15">echo </text:span><text:span text:style-name="T17">'&lt;/script&gt;'</text:span><text:span text:style-name="T12">;</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70" text:outline-level="1" text:is-list-header="true"><text:bookmark text:name="__RefHeading__3318_1659357091"/>Annexe <text:bookmark-end text:name="__RefHeading__3318_1659357091"/></text:h>
      <text:h text:style-name="P71" text:outline-level="2" text:restart-numbering="true" text:start-value="-1"><text:bookmark text:name="__RefHeading__4631_369900646"/>Trucs et astuces<text:bookmark-end text:name="__RefHeading__4631_369900646"/></text:h>
      <text:h text:style-name="P7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2"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5.6 (mai 2011)</text:h>
      <text:p text:style-name="Text_20_body">Nouveautés</text:p>
      <text:list xml:id="list761745421" text:style-name="L34">
        <text:list-item>
          <text:p text:style-name="P67">Comptabilité analytique : groupe</text:p>
        </text:list-item>
        <text:list-item>
          <text:p text:style-name="P67">Amélioration ergonomie comptabilité analytique</text:p>
        </text:list-item>
        <text:list-item>
          <text:p text:style-name="P67">Compta analytique -&gt; financier</text:p>
        </text:list-item>
        <text:list-item>
          <text:p text:style-name="P67">Le grand livre analytique </text:p>
        </text:list-item>
        <text:list-item>
          <text:p text:style-name="P67">Liaison compta analytique -&gt; compta générale</text:p>
        </text:list-item>
        <text:list-item>
          <text:p text:style-name="P67">Balance : uniquement les comptes non soldés pour les fiches et les postes comptables</text:p>
        </text:list-item>
        <text:list-item>
          <text:p text:style-name="P67">Voir le tiers dans les historiques</text:p>
        </text:list-item>
      </text:list>
      <text:p text:style-name="Text_20_body"/>
      <text:p text:style-name="Text_20_body">Bugs corrigés </text:p>
      <text:list xml:id="list1290154182" text:style-name="L33">
        <text:list-item>
          <text:p text:style-name="P66">Problème de date en comptabilité analytique : synchro</text:p>
        </text:list-item>
        <text:list-item>
          <text:p text:style-name="P66">CA : bug dans la balance double</text:p>
        </text:list-item>
        <text:list-item>
          <text:p text:style-name="P66">CA Opération diverses</text:p>
        </text:list-item>
        <text:list-item>
          <text:p text:style-name="P66">Problème export CSV historique sans le signe moins pour financier</text:p>
        </text:list-item>
        <text:list-item>
          <text:p text:style-name="P66">Impossible de réinitialiser le mot de passe</text:p>
        </text:list-item>
      </text:list>
      <text:p text:style-name="Text_20_body"/>
      <text:h text:style-name="Heading_20_3" text:outline-level="3">Note de version 5.5 (1 mars 2011)</text:h>
      <text:p text:style-name="Standard">Nouveautés: </text:p>
      <text:list xml:id="list452641475" text:style-name="L35">
        <text:list-item>
          <text:p text:style-name="P44">Date dans <text:s/>les détails</text:p>
        </text:list-item>
        <text:list-item>
          <text:p text:style-name="P44">Balance avec des niveaux</text:p>
        </text:list-item>
        <text:list-item>
          <text:p text:style-name="P44">Lettrage dans le grand livre</text:p>
        </text:list-item>
      </text:list>
      <text:p text:style-name="Standard">Bugs:</text:p>
      <text:list xml:id="list261137551" text:style-name="L36">
        <text:list-item>
          <text:p text:style-name="P45"><text:soft-page-break/>Export CSV <text:s/>de l'historique pour les financiers</text:p>
        </text:list-item>
        <text:list-item>
          <text:p text:style-name="P45">Génération de facture</text:p>
        </text:list-item>
        <text:list-item>
          <text:p text:style-name="P45">Moyen de paiement incorrect </text:p>
        </text:list-item>
        <text:list-item>
          <text:p text:style-name="P45">On ne voyait que les Xiers dossiers dans l'administration</text:p>
        </text:list-item>
        <text:list-item>
          <text:p text:style-name="P45">...</text:p>
        </text:list-item>
      </text:list>
      <text:h text:style-name="Heading_20_3" text:outline-level="3">Note de version 5.4 (février 2011)</text:h>
      <text:p text:style-name="Text_20_body">Nouveautés:</text:p>
      <text:list xml:id="list1886130382" text:style-name="L26">
        <text:list-item>
          <text:p text:style-name="P60">Adaptation pour les dossiers contenant plusieurs années</text:p>
        </text:list-item>
        <text:list-item>
          <text:p text:style-name="P60">Contrepartie pour les dépenses non admises et les dépenses du gérants configurable par fiche</text:p>
        </text:list-item>
        <text:list-item>
          <text:p text:style-name="P60">2 nouvelles sortes d'attribut : les postes et les cards, le premier pour les postes comptables et le second pour les fiches</text:p>
        </text:list-item>
        <text:list-item>
          <text:p text:style-name="P60">Export CSV de tout historique : depuis la recherche, la liste des opérations de tous les journaux.</text:p>
        </text:list-item>
        <text:list-item>
          <text:p text:style-name="P60">Modification d'une fiche dans un popup html</text:p>
        </text:list-item>
        <text:list-item>
          <text:p text:style-name="P60">Depuis le détail d'une fiche, on peut en avoir la balance</text:p>
        </text:list-item>
        <text:list-item>
          <text:p text:style-name="P60">La partie gestion, pour les clients, les fournisseurs et les administrations, il y a en plus, les balances</text:p>
        </text:list-item>
        <text:list-item>
          <text:p text:style-name="P60">Prévisions peuvent être faites à cheval sur plusieurs années</text:p>
        </text:list-item>
      </text:list>
      <text:p text:style-name="Text_20_body">Amélioration</text:p>
      <text:list xml:id="list1716091377" text:style-name="L27">
        <text:list-item>
          <text:p text:style-name="P61">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1385614768" text:style-name="L28">
        <text:list-item>
          <text:p text:style-name="P62">Possibilité de réouvrir des périodes fermées</text:p>
        </text:list-item>
        <text:list-item>
          <text:p text:style-name="P62">Changement de la date de l'opération dans le détail opérations</text:p>
        </text:list-item>
        <text:list-item>
          <text:p text:style-name="P62">Ajout de commentaire possible dans le détail des opérations</text:p>
        </text:list-item>
        <text:list-item>
          <text:p text:style-name="P62">Ajout d'une limite de dates dans les prévisions</text:p>
        </text:list-item>
        <text:list-item>
          <text:p text:style-name="P62">Ajout de couleur dans les prévisions</text:p>
        </text:list-item>
        <text:list-item>
          <text:p text:style-name="P62">Ajout de l'export de l'historique d'un compte ou d'une fiche, en csv ou en pdf depuis une fenêtre « pop me up »</text:p>
        </text:list-item>
        <text:list-item>
          <text:p text:style-name="P62">Déplacement du menu période dans le menu Paramètre</text:p>
        </text:list-item>
        <text:list-item>
          <text:p text:style-name="P62">Audit des personnes se connectant ou essayant de se connecter</text:p>
        </text:list-item>
        <text:list-item>
          <text:p text:style-name="P62">Ajout d'un captcha (optionnel)</text:p>
        </text:list-item>
      </text:list>
      <text:p text:style-name="Text_20_body">Améliorations:</text:p>
      <text:list xml:id="list1114627153" text:style-name="L29">
        <text:list-item>
          <text:p text:style-name="P63">Traitement des fiches plus rapide </text:p>
        </text:list-item>
        <text:list-item>
          <text:p text:style-name="P63">Apparence des montants</text:p>
        </text:list-item>
        <text:list-item>
          <text:p text:style-name="P63">Apparence des fiches, détail et historique </text:p>
        </text:list-item>
        <text:list-item>
          <text:p text:style-name="P63">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text:soft-page-break/>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202600319" text:style-name="L30">
        <text:list-item>
          <text:p text:style-name="P43">Ajout balance par catégorie de fiche</text:p>
        </text:list-item>
        <text:list-item>
          <text:p text:style-name="P43">Quand on demande le détail d'une opération, on peut l'imprimer et voir tous les détails de cette opération si on clique sur popme up. Les détails pour les opérations analytiques ne sont visible que dans le popup.</text:p>
        </text:list-item>
        <text:list-item>
          <text:p text:style-name="P43">En cliquant sur un numéro interne, on a le détail de l'opération mais à l'intérieur de la page et non plus dans un popup</text:p>
        </text:list-item>
        <text:list-item>
          <text:p text:style-name="P43">Dans les détails d'opérations, on a aussi des liens vers les historiques par fiche ou par poste comptable, si on clique sur une fiche ou sur un poste comptable</text:p>
        </text:list-item>
        <text:list-item>
          <text:p text:style-name="P43">Depuis les impressions → balances et impression → poste, on a les détails des opérations ainsi que dans impression → <text:s/>poste</text:p>
        </text:list-item>
        <text:list-item>
          <text:p text:style-name="P43">Pour les balances, on peut choisir les journaux : adapté à ceux en ayant vraiment beaucoup</text:p>
        </text:list-item>
        <text:list-item>
          <text:p text:style-name="P43">Depuis les lettrages, on peut aussi accéder aux détails d'une opération</text:p>
        </text:list-item>
        <text:list-item>
          <text:p text:style-name="P43">Le menu Grand Livre devient le menu Historique</text:p>
        </text:list-item>
        <text:list-item>
          <text:p text:style-name="P4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3">Impression - Rapprochement </text:p>
        </text:list-item>
        <text:list-item>
          <text:p text:style-name="P43">confirmation quand effacement d'un Plan Analytique (comptabilité analytique -&gt; Plan Analytique)</text:p>
        </text:list-item>
        <text:list-item>
          <text:p text:style-name="P43">Déplacement de fiche : les attributs manquant sont ajoutés !</text:p>
        </text:list-item>
        <text:list-item>
          <text:p text:style-name="P43">Dans les balances, on peut choisir plusieurs journaux ou plusieurs cat. de journal. Les données sont filtrées en plus d'après la sécurité</text:p>
        </text:list-item>
        <text:list-item>
          <text:p text:style-name="P43">Dans impression -&gt; poste, on peut filtrer les opérations suivant qu'elles sont lettrées ou non.</text:p>
        </text:list-item>
        <text:list-item>
          <text:p text:style-name="P43">Après avoir sauvé une opération, vous pouvez avoir le détail de l'opération en cliquant sur le numéro interne qui s'affiche</text:p>
        </text:list-item>
        <text:list-item>
          <text:p text:style-name="P43">Les journaux FIN <text:span text:style-name="T6">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3">Ajout bouton "ajoutez ligne" pour les OD en CA</text:p>
        </text:list-item>
        <text:list-item>
          <text:p text:style-name="P43">Ajout bouton "ajoutez ligne" pour les prévisions</text:p>
        </text:list-item>
        <text:list-item>
          <text:p text:style-name="P43">Ajout l'impression pour les lettrages par poste comptables</text:p>
        </text:list-item>
        <text:list-item>
          <text:p text:style-name="P43">Les historiques des fiches et postes comptables (impression → poste et impression et catégorie → historique) ont un solde progressif</text:p>
        </text:list-item>
        <text:list-item>
          <text:p text:style-name="P43">La recherche peut se faire dans plusieurs journaux à la fois</text:p>
        </text:list-item>
        <text:list-item>
          <text:p text:style-name="P43">Les balances peuvent être faites pour plusieurs journaux ou par catégorie de journal</text:p>
        </text:list-item>
        <text:list-item>
          <text:p text:style-name="P43">Amélioration de la vérification de la comptabilité (Avancé → Vérification)</text:p>
        </text:list-item>
        <text:list-item>
          <text:p text:style-name="P43">La date par défaut quand on encode une nouvelle écriture, est la date de la dernière écriture du journal choisi.</text:p>
        </text:list-item>
        <text:list-item>
          <text:p text:style-name="P43">Pour les opérations de banque, on peut choisir de numéroter chaque opération, ou de donner à chacune le même numéro d'extrait (relevé bancaire)</text:p>
        </text:list-item>
        <text:list-item>
          <text:p text:style-name="P4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3"/>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text:soft-page-break/>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83655631" text:style-name="L31">
        <text:list-item>
          <text:p text:style-name="P64">nouveau menu Catégorie, vous permet de visualiser par catégorie de fiche avec l'historique des opérations ou simplement le résumé.</text:p>
        </text:list-item>
        <text:list-item>
          <text:p text:style-name="P64">nouveau (contribution) une nouvelle possibilité est d'imprimer le grand livre * nouveau : support complet de l'Unicode pour les impressions</text:p>
        </text:list-item>
        <text:list-item>
          <text:p text:style-name="P64">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text:soft-page-break/>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01234118" text:style-name="L32">
        <text:list-item>
          <text:p text:style-name="P68"> pj reprend le n° de pièce justificative</text:p>
        </text:list-item>
        <text:list-item>
          <text:p text:style-name="P65"> user reprend le nom de la personne qui à généré le document  </text:p>
        </text:list-item>
      </text:list>
      <text:p text:style-name="Text_20_body"><text:soft-page-break/></text:p>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41.15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0523-20:30</text:modification-date><text:tab/><text:tab/><text:page-number text:select-page="current">6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05-23T20:30:37</dc:date>
    <meta:print-date>2010-07-31T03:36:48</meta:print-date>
    <meta:editing-cycles>819</meta:editing-cycles>
    <meta:editing-duration>PT64H15M44S</meta:editing-duration>
    <meta:printed-by>Dany De Bontridder</meta:printed-by>
    <dc:creator>dany </dc:creator>
    <meta:document-statistic meta:table-count="17" meta:image-count="0" meta:object-count="0" meta:page-count="67" meta:paragraph-count="1427" meta:word-count="20654" meta:character-count="128417"/>
    <meta:user-defined meta:name="Info 1"/>
    <meta:user-defined meta:name="Info 2"/>
    <meta:user-defined meta:name="Info 3"/>
    <meta:user-defined meta:name="Info 4"/>
  </office:meta>
</office:document-meta>
</file>